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7.3.0.0 -->
  <office:font-face-decls>
    <style:font-face style:name="StarSymbol" svg:font-family="StarSymbol"/>
    <style:font-face style:name="Tahoma" svg:font-family="Tahoma" style:font-pitch="variable"/>
    <style:font-face style:name="Courier New" svg:font-family="Courier New" style:font-pitch="fixed" style:font-family-generic="modern"/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Lucida Sans Unicode" svg:font-family="Lucida Sans Unicode" style:font-pitch="variable"/>
  </office:font-face-decls>
  <office:automatic-styles>
    <style:style style:name="P1" style:family="paragraph" style:parent-style-name="Title" style:master-page-name="Standard"/>
    <style:style style:name="T1_1" style:family="text"/>
    <style:style style:name="P2" style:family="paragraph" style:parent-style-name="Author"/>
    <style:style style:name="T2_1" style:family="text">
      <style:text-properties fo:font-style="italic" style:font-style-asian="italic"/>
    </style:style>
    <style:style style:name="P3" style:family="paragraph" style:parent-style-name="Heading_20_1"/>
    <style:style style:name="T3_1" style:family="text">
      <style:text-properties fo:font-size="16pt" style:font-size-asian="16pt" fo:font-weight="bold" style:font-weight-asian="bold" style:font-weight-complex="bold"/>
    </style:style>
    <style:style style:name="P4" style:family="paragraph" style:parent-style-name="Heading_20_2"/>
    <style:style style:name="T4_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P5" style:family="paragraph" style:parent-style-name="Heading_20_2"/>
    <style:style style:name="T5_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P6" style:family="paragraph" style:parent-style-name="Heading_20_2"/>
    <style:style style:name="T6_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P7" style:family="paragraph" style:parent-style-name="Heading_20_1"/>
    <style:style style:name="T7_1" style:family="text">
      <style:text-properties fo:font-size="16pt" style:font-size-asian="16pt" fo:font-weight="bold" style:font-weight-asian="bold" style:font-weight-complex="bold"/>
    </style:style>
    <style:style style:name="P8" style:family="paragraph" style:parent-style-name="Heading_20_2"/>
    <style:style style:name="T8_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P9" style:family="paragraph" style:parent-style-name="First_20_paragraph"/>
    <style:style style:name="T9_1" style:family="text"/>
    <style:style style:name="T9_2" style:family="text" style:parent-style-name="First_20_paragraph"/>
    <style:style style:name="P10" style:family="paragraph" style:parent-style-name="Normal"/>
    <style:style style:name="T10_1" style:family="text"/>
    <style:style style:name="P11" style:family="paragraph" style:parent-style-name="Text_20_body"/>
    <style:style style:name="T11_1" style:family="text"/>
    <style:style style:name="P12" style:family="paragraph" style:parent-style-name="Text_20_body"/>
    <style:style style:name="T12_1" style:family="text"/>
    <style:style style:name="P13" style:family="paragraph" style:parent-style-name="Heading_20_2"/>
    <style:style style:name="T13_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P14" style:family="paragraph" style:parent-style-name="Text_20_body">
      <style:paragraph-properties fo:margin-top="0cm"/>
    </style:style>
    <style:style style:name="T14_1" style:family="text"/>
    <style:style style:name="P15" style:family="paragraph" style:parent-style-name="Text_20_body">
      <style:paragraph-properties fo:margin-top="0cm" fo:margin-bottom="0cm"/>
    </style:style>
    <style:style style:name="T15_1" style:family="text"/>
    <style:style style:name="P16" style:family="paragraph" style:parent-style-name="Heading_20_2"/>
    <style:style style:name="T16_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P17" style:family="paragraph" style:parent-style-name="Heading_20_1"/>
    <style:style style:name="T17_1" style:family="text">
      <style:text-properties fo:font-size="16pt" style:font-size-asian="16pt" fo:font-weight="bold" style:font-weight-asian="bold" style:font-weight-complex="bold"/>
    </style:style>
    <style:style style:name="P18" style:family="paragraph" style:parent-style-name="Heading_20_1"/>
    <style:style style:name="T18_1" style:family="text">
      <style:text-properties fo:font-size="16pt" style:font-size-asian="16pt" fo:font-weight="bold" style:font-weight-asian="bold" style:font-weight-complex="bold"/>
    </style:style>
    <style:style style:name="P19" style:family="paragraph" style:parent-style-name="Text_20_body">
      <style:paragraph-properties fo:margin-top="0cm"/>
    </style:style>
    <style:style style:name="T19_1" style:family="text"/>
    <style:style style:name="P20" style:family="paragraph" style:parent-style-name="Text_20_body">
      <style:paragraph-properties fo:margin-top="0cm" fo:margin-bottom="0cm"/>
    </style:style>
    <style:style style:name="T20_1" style:family="text"/>
    <style:style style:name="P21" style:family="paragraph" style:parent-style-name="Heading_20_2"/>
    <style:style style:name="T21_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P22" style:family="paragraph" style:parent-style-name="Heading_20_2"/>
    <style:style style:name="T22_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P23" style:family="paragraph" style:parent-style-name="Heading_20_2"/>
    <style:style style:name="T23_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P24" style:family="paragraph" style:parent-style-name="Heading_20_2"/>
    <style:style style:name="T24_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P25" style:family="paragraph" style:parent-style-name="Heading_20_1"/>
    <style:style style:name="T25_1" style:family="text">
      <style:text-properties fo:font-size="16pt" style:font-size-asian="16pt" fo:font-weight="bold" style:font-weight-asian="bold" style:font-weight-complex="bold"/>
    </style:style>
    <style:style style:name="P26" style:family="paragraph" style:parent-style-name="Heading_20_2"/>
    <style:style style:name="T26_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P27" style:family="paragraph" style:parent-style-name="Heading_20_3"/>
    <style:style style:name="T27_1" style:family="text">
      <style:text-properties fo:font-size="14pt" style:font-size-asian="14pt" style:font-size-complex="14pt" fo:font-weight="bold" style:font-weight-asian="bold" style:font-weight-complex="bold"/>
    </style:style>
    <style:style style:name="P28" style:family="paragraph" style:parent-style-name="First_20_paragraph"/>
    <style:style style:name="T28_1" style:family="text"/>
    <style:style style:name="P29" style:family="paragraph" style:parent-style-name="Heading_20_3"/>
    <style:style style:name="T29_1" style:family="text">
      <style:text-properties fo:font-size="14pt" style:font-size-asian="14pt" style:font-size-complex="14pt" fo:font-weight="bold" style:font-weight-asian="bold" style:font-weight-complex="bold"/>
    </style:style>
    <style:style style:name="P30" style:family="paragraph" style:parent-style-name="First_20_paragraph"/>
    <style:style style:name="T30_1" style:family="text"/>
    <style:style style:name="P31" style:family="paragraph" style:parent-style-name="Heading_20_2"/>
    <style:style style:name="T31_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P32" style:family="paragraph" style:parent-style-name="Heading_20_3"/>
    <style:style style:name="T32_1" style:family="text">
      <style:text-properties fo:font-size="14pt" style:font-size-asian="14pt" style:font-size-complex="14pt" fo:font-weight="bold" style:font-weight-asian="bold" style:font-weight-complex="bold"/>
    </style:style>
    <style:style style:name="P33" style:family="paragraph" style:parent-style-name="Heading_20_1"/>
    <style:style style:name="T33_1" style:family="text">
      <style:text-properties fo:font-size="16pt" style:font-size-asian="16pt" fo:font-weight="bold" style:font-weight-asian="bold" style:font-weight-complex="bold"/>
    </style:style>
    <style:style style:name="P34" style:family="paragraph" style:parent-style-name="Text_20_body">
      <style:paragraph-properties fo:margin-top="0cm" fo:margin-bottom="0cm"/>
    </style:style>
    <style:style style:name="T34_1" style:family="text"/>
    <style:style style:name="P35" style:family="paragraph" style:parent-style-name="Heading_20_1"/>
    <style:style style:name="T35_1" style:family="text">
      <style:text-properties fo:font-size="16pt" style:font-size-asian="16pt" fo:font-weight="bold" style:font-weight-asian="bold" style:font-weight-complex="bold"/>
    </style:style>
    <style:style style:name="P36" style:family="paragraph" style:parent-style-name="Heading_20_1"/>
    <style:style style:name="T36_1" style:family="text">
      <style:text-properties fo:font-size="16pt" style:font-size-asian="16pt" fo:font-weight="bold" style:font-weight-asian="bold" style:font-weight-complex="bold"/>
    </style:style>
    <style:style style:name="P37" style:family="paragraph" style:parent-style-name="First_20_paragraph"/>
    <style:style style:name="T37_1" style:family="text"/>
    <style:style style:name="T37_2" style:family="text"/>
    <style:style style:name="T37_3" style:family="text"/>
    <style:style style:name="T37_4" style:family="text"/>
    <style:style style:name="P38" style:family="paragraph" style:parent-style-name="Text_20_body"/>
    <style:style style:name="T38_1" style:family="text"/>
    <style:style style:name="T38_2" style:family="text">
      <style:text-properties fo:font-style="italic" style:font-style-asian="italic" style:font-style-complex="italic"/>
    </style:style>
    <style:style style:name="T38_3" style:family="text"/>
    <style:style style:name="P39" style:family="paragraph" style:parent-style-name="Text_20_body"/>
    <style:style style:name="T39_1" style:family="text"/>
    <style:style style:name="P40" style:family="paragraph" style:parent-style-name="Text_20_body"/>
    <style:style style:name="T40_1" style:family="text"/>
    <style:style style:name="T40_2" style:family="text">
      <style:text-properties fo:font-style="italic" style:font-style-asian="italic" style:font-style-complex="italic"/>
    </style:style>
    <style:style style:name="T40_3" style:family="text"/>
  </office:automatic-styles>
  <office:body>
    <office:text>
      <text:p text:style-name="P1"><text:span text:style-name="T1_1">Kevin<text:s/>Nolan<text:s/>MMT<text:s/>thesis<text:s/>2017</text:span></text:p>
      <text:p text:style-name="P2"><text:span text:style-name="T2_1">Kevin<text:s/>Nolan</text:span></text:p>
      <text:list text:style-name="LS1" xml:id="list0">
        <text:list-item>
          <text:h text:style-name="P3" text:outline-level="1"><text:span text:style-name="T3_1">Introduction</text:span></text:h>
          <text:list>
            <text:list-item>
              <text:h text:style-name="P4" text:outline-level="2"><text:span text:style-name="T4_1">Motivation</text:span></text:h>
            </text:list-item>
            <text:list-item>
              <text:h text:style-name="P5" text:outline-level="2"><text:span text:style-name="T5_1">Project<text:s/>goals</text:span></text:h>
            </text:list-item>
            <text:list-item>
              <text:h text:style-name="P6" text:outline-level="2"><text:span text:style-name="T6_1">Structure<text:s/>of<text:s/>thesis</text:span></text:h>
            </text:list-item>
          </text:list>
        </text:list-item>
        <text:list-item>
          <text:h text:style-name="P7" text:outline-level="1"><text:span text:style-name="T7_1">Background</text:span></text:h>
          <text:list>
            <text:list-item>
              <text:h text:style-name="P8" text:outline-level="2"><text:span text:style-name="T8_1">DAW<text:s/>analog<text:s/>metaphors</text:span></text:h>
            </text:list-item>
          </text:list>
        </text:list-item>
      </text:list>
      <text:p text:style-name="P9"><text:span text:style-name="T9_1">One<text:s/>of<text:s/>the<text:s/>primary<text:s/>tools<text:s/>used<text:s/>by<text:s/>electronic<text:s/>musicians<text:s/>today<text:s/>for<text:s/>the<text:s/>production<text:s/>of<text:s/>music<text:s/>is<text:s/>DAW<text:s/>and<text:s/>it's<text:s/>inherent<text:s/>metaphors<text:s/>based<text:s/>on<text:s/>analog<text:s/>systems<text:s/>still<text:s/>reign<text:s/>supreme<text:s/>in<text:s/>the<text:s/>field<text:s/>(Bell,<text:s/>Hein,<text:s/>and<text:s/>Ratcliffe<text:s/>2015).<text:s/>The<text:s/>familiar<text:s/>concepts<text:s/>of<text:s/>analog<text:s/>tape<text:s/>machines<text:s/>and<text:s/>mixers<text:s/>benefit<text:s/>the<text:s/>novice<text:s/>user<text:s/>by<text:s/>offering<text:s/>a<text:s/>network<text:s/>of<text:s/>familiar<text:s/>and<text:s/>tangible<text:s/>real<text:s/>world<text:s/>metaphors<text:s/>in<text:s/>which<text:s/>to<text:s/>carry<text:s/>out<text:s/>their<text:s/>creative<text:s/>work.<text:s/>However,<text:s/>as<text:s/>well<text:s/>as<text:s/>the<text:s/>benefits<text:s/>that<text:s/>these<text:s/>types<text:s/>of<text:s/>metaphors<text:s/>bring,<text:s/>they<text:s/>also<text:s/>impose<text:s/>some<text:s/>limitations<text:s/>and<text:s/>bring<text:s/>about<text:s/>certain<text:s/>biases.<text:s/>Musical<text:s/>ideas<text:s/>that<text:s/>are<text:s/>difficult<text:s/>to<text:s/>realise<text:s/>can<text:s/>be<text:s/>left<text:s/>unexplored.
</text:span><text:span text:style-name="T9_2"><office:annotation><dc:creator>Grammarly</dc:creator><text:p text:style-name="P10"><text:span text:style-name="T10_1">Inserted:<text:s/>s</text:span></text:p></office:annotation></text:span></text:p>
      <text:p text:style-name="P11"><text:span text:style-name="T11_1">A<text:s/>particular<text:s/>criticism<text:s/>of<text:s/>the<text:s/>DAW<text:s/>is<text:s/>the<text:s/>difficulty<text:s/>in<text:s/>maintaining<text:s/>and<text:s/>managing<text:s/>the<text:s/>editing<text:s/>of<text:s/>complex<text:s/>automation<text:s/>information.<text:s/>Automation<text:s/>is<text:s/>the<text:s/>term<text:s/>given<text:s/>to<text:s/>the<text:s/>continuous<text:s/>altering<text:s/>of<text:s/>aspects<text:s/>of<text:s/>the<text:s/>sound<text:s/>and<text:s/>is<text:s/>usually<text:s/>represented<text:s/>in<text:s/>lanes<text:s/>separate<text:s/>to<text:s/>the<text:s/>primary<text:s/>note<text:s/>pitch<text:s/>information.<text:s/>It<text:s/>may<text:s/>be<text:s/>recorded<text:s/>in<text:s/>or<text:s/>drawn<text:s/>in<text:s/>by<text:s/>the<text:s/>producer.<text:s/>Difficulties<text:s/>can<text:s/>arise,<text:s/>when<text:s/>multiple<text:s/>subtly<text:s/>interacting<text:s/>lines<text:s/>of<text:s/>automation,<text:s/>such<text:s/>as<text:s/>pitch<text:s/>bends<text:s/>and<text:s/>filter<text:s/>changes<text:s/>are<text:s/>being<text:s/>manipulated.<text:s/>William<text:s/>Coleman<text:s/>gives<text:s/>a<text:s/>particularly<text:s/>clear<text:s/>example<text:s/>of<text:s/>this<text:s/>and<text:s/>outlines<text:s/>the<text:s/>difficulty<text:s/>of<text:s/>representing<text:s/>"portamento<text:s/>time",<text:s/>the<text:s/>time<text:s/>it<text:s/>takes<text:s/>a<text:s/>note<text:s/>to<text:s/>slide<text:s/>from<text:s/>one<text:s/>to<text:s/>the<text:s/>next.<text:s/>The<text:s/>visual<text:s/>results<text:s/>can<text:s/>be<text:s/>jarring,<text:s/>unintuitive<text:s/>and<text:s/>not<text:s/>reflective<text:s/>of<text:s/>the<text:s/>audio<text:s/>results.</text:span></text:p>
      <text:p text:style-name="P12"><text:span text:style-name="T12_1">Duignan<text:s/>(2008)<text:s/>describes<text:s/>a<text:s/>similar<text:s/>problem<text:s/>in<text:s/>his<text:s/>study<text:s/>that<text:s/>monitored<text:s/>professional<text:s/>producers<text:s/>working<text:s/>in<text:s/>DAW<text:s/>environments<text:s/>(Duignan<text:s/>2008,<text:s/>156).<text:s/>The<text:s/>particular<text:s/>problem<text:s/>identified<text:s/>by<text:s/>Duignan<text:s/>was<text:s/>that<text:s/>of<text:s/>processing<text:s/>one<text:s/>off<text:s/>effects<text:s/>for<text:s/>single<text:s/>musical<text:s/>events.<text:s/>A<text:s/>number<text:s/>of<text:s/>convoluted<text:s/>processes<text:s/>were<text:s/>observed,<text:s/>including<text:s/>bouncing<text:s/>the<text:s/>affected<text:s/>portion<text:s/>to<text:s/>audio,<text:s/>duplicating<text:s/>the<text:s/>track,<text:s/>setting<text:s/>up<text:s/>a<text:s/>particular<text:s/>auxiliary<text:s/>for<text:s/>the<text:s/>effect<text:s/>and<text:s/>controlling<text:s/>the<text:s/>effect<text:s/>with<text:s/>automation.<text:s/>In<text:s/>these<text:s/>cases,<text:s/>the<text:s/>hierarchy<text:s/>imposed<text:s/>by<text:s/>the<text:s/>DAW<text:s/>gets<text:s/>in<text:s/>the<text:s/>way,<text:s/>where<text:s/>it<text:s/>could<text:s/>be<text:s/>modeled<text:s/>quite<text:s/>elegantly<text:s/>in<text:s/>a<text:s/>more<text:s/>open<text:s/>program<text:s/>such<text:s/>as<text:s/>Max<text:s/>Msp.<text:s/>This,<text:s/>unfortunately,<text:s/>raises<text:s/>the<text:s/>issue<text:s/>of<text:s/>drifting<text:s/>into<text:s/>the<text:s/>area<text:s/>of<text:s/>analytic<text:s/>thinking<text:s/>and<text:s/>away<text:s/>from<text:s/>creative<text:s/>thinking,<text:s/>a<text:s/>combination<text:s/>that<text:s/>John<text:s/>Cage<text:s/>advises<text:s/>against:<text:s/>"Don't<text:s/>try<text:s/>to<text:s/>create<text:s/>and<text:s/>analyse<text:s/>at<text:s/>the<text:s/>same<text:s/>time.<text:s/>They're<text:s/>different<text:s/>processes."<text:s/>(Popova<text:s/>2012)<text:s/>The<text:s/>need<text:s/>to<text:s/>explore<text:s/>alternative<text:s/>metaphors<text:s/>is<text:s/>clear.<text:s/>A<text:s/>description<text:s/>of<text:s/>a<text:s/>promising<text:s/>alternative<text:s/>metaphor,<text:s/>that<text:s/>of<text:s/>drawing/sketching<text:s/>will<text:s/>now<text:s/>be<text:s/>discussed.</text:span></text:p>
      <text:list text:style-name="LS1" xml:id="list6" text:continue-list="list0">
        <text:list-item>
          <text:list>
            <text:list-item>
              <text:h text:style-name="P13" text:outline-level="2"><text:span text:style-name="T13_1">Legacy<text:s/>systems</text:span></text:h>
            </text:list-item>
          </text:list>
        </text:list-item>
      </text:list>
      <text:list text:style-name="LS12" xml:id="list7">
        <text:list-item>
          <text:p text:style-name="P14"><text:span text:style-name="T14_1">Oramics</text:span></text:p>
        </text:list-item>
        <text:list-item>
          <text:p text:style-name="P15"><text:span text:style-name="T15_1">UPIC</text:span></text:p>
        </text:list-item>
      </text:list>
      <text:list text:style-name="LS1" xml:id="list9" text:continue-list="list0">
        <text:list-item>
          <text:list>
            <text:list-item>
              <text:h text:style-name="P16" text:outline-level="2"><text:span text:style-name="T16_1">Golan<text:s/>Levin<text:s/>et<text:s/>al</text:span></text:h>
            </text:list-item>
          </text:list>
        </text:list-item>
        <text:list-item>
          <text:h text:style-name="P17" text:outline-level="1"><text:span text:style-name="T17_1">Similar<text:s/>work</text:span></text:h>
        </text:list-item>
        <text:list-item>
          <text:h text:style-name="P18" text:outline-level="1"><text:span text:style-name="T18_1">TODO<text:s/>My<text:s/>approach<text:s/>[0/2]</text:span></text:h>
        </text:list-item>
      </text:list>
      <text:list text:style-name="LS13" xml:id="list12">
        <text:list-item>
          <text:p text:style-name="P19"><text:span text:style-name="T19_1">[<text:s/>]<text:s/>Come<text:s/>up<text:s/>with<text:s/>a<text:s/>title</text:span></text:p>
        </text:list-item>
        <text:list-item>
          <text:p text:style-name="P20"><text:span text:style-name="T20_1">[<text:s/>]<text:s/>Other<text:s/>stuff</text:span></text:p>
        </text:list-item>
      </text:list>
      <text:list text:style-name="LS1" xml:id="list14" text:continue-list="list0">
        <text:list-item>
          <text:list>
            <text:list-item>
              <text:h text:style-name="P21" text:outline-level="2"><text:span text:style-name="T21_1">Adding<text:s/>allowances<text:s/>for<text:s/>stylus</text:span></text:h>
            </text:list-item>
            <text:list-item>
              <text:h text:style-name="P22" text:outline-level="2"><text:span text:style-name="T22_1">Key<text:s/>specifications</text:span></text:h>
            </text:list-item>
            <text:list-item>
              <text:h text:style-name="P23" text:outline-level="2"><text:span text:style-name="T23_1">Paper.js</text:span></text:h>
            </text:list-item>
            <text:list-item>
              <text:h text:style-name="P24" text:outline-level="2"><text:span text:style-name="T24_1">Tone.js</text:span></text:h>
            </text:list-item>
          </text:list>
        </text:list-item>
        <text:list-item>
          <text:h text:style-name="P25" text:outline-level="1"><text:span text:style-name="T25_1">Execution</text:span></text:h>
          <text:list>
            <text:list-item>
              <text:h text:style-name="P26" text:outline-level="2"><text:span text:style-name="T26_1">Early<text:s/>prototypes</text:span></text:h>
              <text:list>
                <text:list-item>
                  <text:h text:style-name="P27" text:outline-level="3"><text:span text:style-name="T27_1">Melodypainter</text:span></text:h>
                </text:list-item>
              </text:list>
            </text:list-item>
          </text:list>
        </text:list-item>
      </text:list>
      <text:p text:style-name="P28"><text:span text:style-name="T28_1">Thus<text:s/>far,<text:s/>some<text:s/>early<text:s/>test<text:s/>prototypes<text:s/>to<text:s/>establish<text:s/>possible<text:s/>directions<text:s/>for<text:s/>the<text:s/>application<text:s/>have<text:s/>been<text:s/>built.<text:s/>A<text:s/>Max<text:s/>Msp<text:s/>patch<text:s/>was<text:s/>created<text:s/>which<text:s/>allows<text:s/>the<text:s/>user<text:s/>to<text:s/>draw<text:s/>freehand<text:s/>lines,<text:s/>which<text:s/>are<text:s/>converted<text:s/>into<text:s/>break<text:s/>point<text:s/>function<text:s/>data<text:s/>and<text:s/>used<text:s/>as<text:s/>to<text:s/>generate<text:s/>a<text:s/>melodic<text:s/>profile<text:s/>in<text:s/>Bach.<text:s/>This<text:s/>is<text:s/>further<text:s/>processed<text:s/>into<text:s/>a<text:s/>pentatonic<text:s/>scale.<text:s/>Once<text:s/>input<text:s/>the<text:s/>system<text:s/>plays<text:s/>the<text:s/>resulting<text:s/>melody<text:s/>back.<text:s/>A<text:s/>notable<text:s/>flaw<text:s/>of<text:s/>the<text:s/>system<text:s/>was<text:s/>that<text:s/>it<text:s/>required<text:s/>users<text:s/>to<text:s/>draw<text:s/>shapes<text:s/>in<text:s/>a<text:s/>generally<text:s/>horizontal<text:s/>fashion<text:s/>for<text:s/>the<text:s/>data<text:s/>to<text:s/>be<text:s/>of<text:s/>use<text:s/>and<text:s/>to<text:s/>create<text:s/>a<text:s/>strong<text:s/>relationship<text:s/>between<text:s/>the<text:s/>visuals<text:s/>and<text:s/>the<text:s/>generated<text:s/>music.</text:span></text:p>
      <text:list text:style-name="LS1" xml:id="list21" text:continue-list="list0">
        <text:list-item>
          <text:list>
            <text:list-item>
              <text:list>
                <text:list-item>
                  <text:h text:style-name="P29" text:outline-level="3"><text:span text:style-name="T29_1">Sonicsketch<text:s/>-<text:s/>shape<text:s/>recognition</text:span></text:h>
                </text:list-item>
              </text:list>
            </text:list-item>
          </text:list>
        </text:list-item>
      </text:list>
      <text:p text:style-name="P30"><text:span text:style-name="T30_1">A<text:s/>separate<text:s/>application<text:s/>was<text:s/>created<text:s/>in<text:s/>Processing<text:s/>which<text:s/>allowed<text:s/>users<text:s/>to<text:s/>draw<text:s/>shapes,<text:s/>using<text:s/>either<text:s/>mouse<text:s/>or<text:s/>ideally,<text:s/>pen<text:s/>input<text:s/>and<text:s/>have<text:s/>a<text:s/>sound<text:s/>that<text:s/>is<text:s/>associated<text:s/>with<text:s/>each<text:s/>shape<text:s/>played<text:s/>back.<text:s/>As<text:s/>the<text:s/>sound<text:s/>of<text:s/>each<text:s/>shape<text:s/>plays<text:s/>back,<text:s/>it<text:s/>is<text:s/>lit<text:s/>up<text:s/>using<text:s/>animation,<text:s/>creating<text:s/>a<text:s/>strong<text:s/>connection<text:s/>between<text:s/>the<text:s/>shape<text:s/>and<text:s/>it's<text:s/>resulting<text:s/>sound.<text:s/>The<text:s/>application<text:s/>used<text:s/>the<text:s/>"gesture<text:s/>variation<text:s/>follower"<text:s/>system<text:s/>(Caramiaux<text:s/>et<text:s/>al.<text:s/>2015),<text:s/>which<text:s/>while<text:s/>promising<text:s/>in<text:s/>principle,<text:s/>didn't<text:s/>have<text:s/>a<text:s/>high<text:s/>rate<text:s/>of<text:s/>accuracy<text:s/>in<text:s/>recognizing<text:s/>the<text:s/>shapes.<text:s/>It<text:s/>is<text:s/>for<text:s/>this<text:s/>reason<text:s/>that<text:s/>Microsoft's<text:s/>ink<text:s/>api<text:s/>is<text:s/>now<text:s/>being<text:s/>used<text:s/>for<text:s/>further<text:s/>prototyping.</text:span></text:p>
      <text:list text:style-name="LS1" xml:id="list22" text:continue-list="list0">
        <text:list-item>
          <text:list>
            <text:list-item>
              <text:h text:style-name="P31" text:outline-level="2"><text:span text:style-name="T31_1">Actual<text:s/>build<text:s/>out</text:span></text:h>
              <text:list>
                <text:list-item>
                  <text:h text:style-name="P32" text:outline-level="3"><text:span text:style-name="T32_1">Advantages<text:s/>of<text:s/>the<text:s/>react.js<text:s/>model<text:s/>of<text:s/>UI<text:s/>programming</text:span></text:h>
                </text:list-item>
              </text:list>
            </text:list-item>
          </text:list>
        </text:list-item>
        <text:list-item>
          <text:h text:style-name="P33" text:outline-level="1"><text:span text:style-name="T33_1">Evaluation<text:s/>[0/1]</text:span></text:h>
        </text:list-item>
      </text:list>
      <text:list text:style-name="LS14" xml:id="list25">
        <text:list-item>
          <text:p text:style-name="P34"><text:span text:style-name="T34_1">[<text:s/>]<text:s/>Come<text:s/>up<text:s/>with<text:s/>a<text:s/>better<text:s/>title.</text:span></text:p>
        </text:list-item>
      </text:list>
      <text:list text:style-name="LS1" xml:id="list26" text:continue-list="list0">
        <text:list-item>
          <text:h text:style-name="P35" text:outline-level="1"><text:span text:style-name="T35_1">Conclusions<text:s/>and<text:s/>further<text:s/>work</text:span></text:h>
        </text:list-item>
        <text:list-item>
          <text:h text:style-name="P36" text:outline-level="1"><text:span text:style-name="T36_1">References</text:span></text:h>
        </text:list-item>
      </text:list>
      <text:p text:style-name="P37"><text:span text:style-name="T37_1">Bell,<text:s/>Adam,<text:s/>Ethan<text:s/>Hein,<text:s/>and<text:s/>Jarrod<text:s/>Ratcliffe.<text:s/>2015.<text:s/>“Journal<text:s/>on<text:s/>the<text:s/>Art<text:s/>of<text:s/>Record<text:s/>Production<text:s/>:<text:s/>The<text:s/>Evolution<text:s/>of<text:s/>Music<text:s/>Production<text:s/>Software<text:s/>User<text:s/>Interface<text:s/>Metaphors.”<text:s/></text:span><text:span text:style-name="T37_2"><text:a xlink:type="simple" xlink:href="http://arpjournal.com/beyond-skeuomorphism-the-evolution-of-music-production-software-user-interface-metaphors-2/"><text:span text:style-name="T37_3">http://arpjournal.com/beyond-skeuomorphism-the-evolution-of-music-production-software-user-interface-metaphors-2/</text:span></text:a></text:span><text:span text:style-name="T37_4">.</text:span></text:p>
      <text:p text:style-name="P38"><text:span text:style-name="T38_1">Caramiaux,<text:s/>Baptiste,<text:s/>Nicola<text:s/>Montecchio,<text:s/>Atau<text:s/>Tanaka,<text:s/>and<text:s/>Frédéric<text:s/>Bevilacqua.<text:s/>2015.<text:s/>“Adaptive<text:s/>Gesture<text:s/>Recognition<text:s/>with<text:s/>Variation<text:s/>Estimation<text:s/>for<text:s/>Interactive<text:s/>Systems.”</text:span><text:span text:style-name="T38_2"><text:s/>ACM<text:s/>Transactions<text:s/>on<text:s/>Interactive<text:s/>Intelligent<text:s/>Systems<text:s/>(TiiS)</text:span><text:span text:style-name="T38_3"><text:s/>4<text:s/>(4):<text:s/>18.</text:span></text:p>
      <text:p text:style-name="P39"><text:span text:style-name="T39_1">Duignan,<text:s/>Matthew.<text:s/>2008.<text:s/>“Computer<text:s/>Mediated<text:s/>Music<text:s/>Production:<text:s/>A<text:s/>Study<text:s/>of<text:s/>Abstraction<text:s/>and<text:s/>Activity.”</text:span></text:p>
      <text:p text:style-name="P40"><text:span text:style-name="T40_1">Popova,<text:s/>Maria.<text:s/>2012.<text:s/>“10<text:s/>Rules<text:s/>for<text:s/>Students,<text:s/>Teachers,<text:s/>and<text:s/>Life<text:s/>by<text:s/>John<text:s/>Cage<text:s/>and<text:s/>Sister<text:s/>Corita<text:s/>Kent.”</text:span><text:span text:style-name="T40_2"><text:s/>Brain<text:s/>Pickings</text:span><text:span text:style-name="T40_3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StarSymbol" svg:font-family="StarSymbol"/>
    <style:font-face style:name="Tahoma" svg:font-family="Tahoma" style:font-pitch="variable"/>
    <style:font-face style:name="Courier New" svg:font-family="Courier New" style:font-pitch="fixed" style:font-family-generic="modern"/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Lucida Sans Unicode" svg:font-family="Lucida Sans Unicode" style:font-pitch="variable"/>
  </office:font-face-decls>
  <office:styles>
    <style:default-style style:family="paragraph">
      <style:paragraph-properties style:text-autospace="ideograph-alpha" fo:hyphenation-ladder-count="no-limit" style:tab-stop-distance="1.251cm"/>
      <style:text-properties style:use-window-font-color="true" style:font-name="Times New Roman" fo:font-size="12pt" style:font-name-asian="Lucida Sans Unicode" style:font-size-asian="12pt" style:font-name-complex="Tahoma" style:font-size-complex="12pt" fo:language="en" fo:language-asian="zxx" fo:language-complex="zxx" fo:country="US" fo:country-asian="none" fo:country-complex="non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hyphenation-ladder-count="no-limit"/>
      <style:text-properties fo:font-size="12pt" style:font-size-asian="12pt" style:font-size-complex="12pt"/>
    </style:style>
    <style:style style:name="Heading_20_1" style:display-name="Heading 1" style:family="paragraph" style:parent-style-name="Heading" style:default-outline-level="1">
      <style:text-properties fo:font-size="16pt" style:font-size-asian="16pt" fo:font-weight="bold" style:font-weight-asian="bold" style:font-weight-complex="bold"/>
    </style:style>
    <style:style style:name="Heading_20_2" style:display-name="Heading 2" style:family="paragraph" style:parent-style-name="Heading" style:default-outline-level="2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Heading" style:default-outline-level="3"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Heading" style:default-outline-level="4">
      <style:text-properties fo:font-style="italic" style:font-style-asian="italic" style:font-style-complex="italic" fo:font-size="12pt" style:font-size-asian="12pt" fo:font-weight="bold" style:font-weight-asian="bold" style:font-weight-complex="bold"/>
    </style:style>
    <style:style style:name="Heading_20_5" style:display-name="Heading 5" style:family="paragraph" style:parent-style-name="Heading" style:default-outline-level="5">
      <style:text-properties fo:font-size="12pt" style:font-size-asian="12pt" fo:font-weight="bold" style:font-weight-asian="bold" style:font-weight-complex="bold"/>
    </style:style>
    <style:style style:name="Heading_20_6" style:display-name="Heading 6" style:family="paragraph" style:parent-style-name="Heading" style:default-outline-level="6">
      <style:text-properties fo:font-size="10.5pt" style:font-size-asian="10.5pt" fo:font-weight="bold" style:font-weight-asian="bold" style:font-weight-complex="bold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hyphenation-ladder-count="no-limit"/>
      <style:text-properties fo:font-size="12pt" style:font-size-asian="12pt" style:font-size-complex="12pt"/>
    </style:style>
    <style:style style:name="Heading" style:family="paragraph" style:parent-style-name="Standard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>
      <style:paragraph-properties fo:margin-top="0.152cm" fo:margin-bottom="0.152cm"/>
    </style:style>
    <style:style style:name="List" style:family="paragraph" style:parent-style-name="Text_20_body">
      <style:text-properties style:font-name-complex="Tahoma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 fo:font-size="12pt" style:font-size-asian="12pt" style:font-name-complex="Tahoma" style:font-size-complex="12pt"/>
    </style:style>
    <style:style style:name="Table" style:family="paragraph" style:parent-style-name="Caption"/>
    <style:style style:name="FigureCaption" style:family="paragraph" style:parent-style-name="Caption"/>
    <style:style style:name="Figure" style:family="paragraph" style:parent-style-name="Standard"/>
    <style:style style:name="FigureWithCaption" style:family="paragraph" style:parent-style-name="Figure">
      <style:paragraph-properties fo:keep-with-next="always"/>
    </style:style>
    <style:style style:name="Index" style:family="paragraph" style:parent-style-name="Standard">
      <style:text-properties style:font-name-complex="Tahoma"/>
    </style:style>
    <style:style style:name="Quotations" style:family="paragraph" style:parent-style-name="Standard">
      <style:paragraph-properties fo:text-indent="0cm" fo:margin-top="0.254cm" fo:margin-bottom="0.254cm" fo:margin-left="1cm" fo:margin-right="1cm"/>
    </style:style>
    <style:style style:name="Preformatted_20_Text" style:display-name="Preformatted Text" style:family="paragraph" style:parent-style-name="Standard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>
      <style:paragraph-properties fo:margin-top="0.152cm" fo:margin-bottom="0.152cm"/>
    </style:style>
    <style:style style:name="Definition_20_Definition" style:display-name="Definition Definition" style:family="paragraph" style:parent-style-name="Standard">
      <style:paragraph-properties fo:text-indent="0cm" fo:margin-left="1.27cm" fo:margin-right="0cm"/>
    </style:style>
    <style:style style:name="Table_20_Contents" style:display-name="Table Contents" style:family="paragraph" style:parent-style-name="Standard">
      <style:paragraph-properties fo:text-indent="0cm" fo:margin-left="0.076cm" fo:margin-right="0.076cm"/>
    </style:style>
    <style:style style:name="Table_20_Heading" style:display-name="Table Heading" style:family="paragraph" style:parent-style-name="Table_20_Contents">
      <style:paragraph-properties fo:text-align="left" fo:text-indent="0cm" fo:margin-left="0.076cm" fo:margin-right="0.076cm"/>
      <style:text-properties fo:font-weight="bold" style:font-weight-asian="bold" style:font-weight-complex="bold"/>
    </style:style>
    <style:style style:name="Footnote" style:family="paragraph" style:parent-style-name="Standard">
      <style:paragraph-properties fo:text-indent="-0.499cm" fo:margin-left="0.499cm" fo:margin-right="0cm"/>
      <style:text-properties fo:font-size="10pt" style:font-size-asian="10pt" style:font-size-complex="10pt"/>
    </style:style>
    <style:style style:name="Footer" style:family="paragraph" style:parent-style-name="Standard">
      <style:paragraph-properties>
        <style:tab-stops>
          <style:tab-stop style:type="center" style:leader-style="none" style:position="8.255cm"/>
          <style:tab-stop style:type="right" style:leader-style="none" style:position="16.51cm"/>
        </style:tab-stops>
      </style:paragraph-properties>
    </style:style>
    <style:style style:name="Definition_20_Term_20_Tight" style:display-name="Definition Term Tight" style:family="paragraph" style:parent-style-name="Standard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text-indent="0cm" fo:margin-top="0cm" fo:margin-bottom="0cm" fo:margin-left="1.27cm" fo:margin-right="0cm"/>
    </style:style>
    <style:style style:name="Date" style:family="paragraph" style:parent-style-name="Standard">
      <style:text-properties fo:font-style="italic" style:font-style-asian="italic"/>
    </style:style>
    <style:style style:name="Author" style:family="paragraph" style:parent-style-name="Standard">
      <style:text-properties fo:font-style="italic" style:font-style-asian="italic"/>
    </style:style>
    <style:style style:name="Horizontal_20_Line" style:display-name="Horizontal Line" style:family="paragraph" style:parent-style-name="Standard">
      <style:paragraph-properties fo:margin-top="0cm" fo:border-bottom="#808080 0.04cm double" fo:margin-bottom="0.499cm" style:border-line-width-bottom="0.013cm 0.013cm 0.013cm"/>
      <style:text-properties fo:font-size="6pt" style:font-size-asian="6pt" style:font-size-complex="6pt"/>
    </style:style>
    <style:style style:name="First_20_paragraph" style:display-name="First paragraph" style:family="paragraph" style:parent-style-name="Standard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Title" style:family="paragraph" style:parent-style-name="Normal" style:default-outline-level="1">
      <style:paragraph-properties fo:text-align="center" fo:margin-top="0.423cm" fo:margin-bottom="0.106cm"/>
      <style:text-properties style:font-name="Arial" fo:font-size="16pt" style:font-size-asian="16pt" style:font-name-complex="Arial" style:font-size-complex="16pt"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list-style style:name="LS1">
      <text:list-level-style-number style:num-format="" text:style-name="List1Level0" text:level="1"/>
      <text:list-level-style-number style:num-format="" text:style-name="List1Level1" text:level="2"/>
      <text:list-level-style-number style:num-format="" text:style-name="List1Level2" text:level="3"/>
      <text:list-level-style-number style:num-format="" text:style-name="List1Level3" text:level="4"/>
      <text:list-level-style-number style:num-format="" text:style-name="List1Level4" text:level="5"/>
      <text:list-level-style-number style:num-format="" text:style-name="List1Level5" text:level="6"/>
      <text:list-level-style-number style:num-format="" text:style-name="List1Level6" text:level="7"/>
      <text:list-level-style-number style:num-format="" text:style-name="List1Level7" text:level="8"/>
      <text:list-level-style-number style:num-format="" text:style-name="List1Level8" text:level="9"/>
    </text:list-style>
    <text:list-style style:name="LS2">
      <text:list-level-style-number style:num-format="1" text:style-name="List2Level0" style:num-suffix="." text:level="1">
        <style:list-level-properties text:space-before="0cm" text:min-label-width="0.499cm" fo:text-align="start"/>
      </text:list-level-style-number>
      <text:list-level-style-number style:num-format="1" text:style-name="List2Level1" style:num-suffix="." text:level="2">
        <style:list-level-properties text:space-before="0.501cm" text:min-label-width="0.499cm" fo:text-align="start"/>
      </text:list-level-style-number>
      <text:list-level-style-number style:num-format="1" text:style-name="List2Level2" style:num-suffix="." text:level="3">
        <style:list-level-properties text:space-before="1cm" text:min-label-width="0.499cm" fo:text-align="start"/>
      </text:list-level-style-number>
      <text:list-level-style-number style:num-format="1" text:style-name="List2Level3" style:num-suffix="." text:level="4">
        <style:list-level-properties text:space-before="1.501cm" text:min-label-width="0.499cm" fo:text-align="start"/>
      </text:list-level-style-number>
      <text:list-level-style-number style:num-format="1" text:style-name="List2Level4" style:num-suffix="." text:level="5">
        <style:list-level-properties text:space-before="2cm" text:min-label-width="0.499cm" fo:text-align="start"/>
      </text:list-level-style-number>
      <text:list-level-style-number style:num-format="1" text:style-name="List2Level5" style:num-suffix="." text:level="6">
        <style:list-level-properties text:space-before="2.501cm" text:min-label-width="0.499cm" fo:text-align="start"/>
      </text:list-level-style-number>
      <text:list-level-style-number style:num-format="1" text:style-name="List2Level6" style:num-suffix="." text:level="7">
        <style:list-level-properties text:space-before="3cm" text:min-label-width="0.499cm" fo:text-align="start"/>
      </text:list-level-style-number>
      <text:list-level-style-number style:num-format="1" text:style-name="List2Level7" style:num-suffix="." text:level="8">
        <style:list-level-properties text:space-before="3.501cm" text:min-label-width="0.499cm" fo:text-align="start"/>
      </text:list-level-style-number>
      <text:list-level-style-number style:num-format="1" text:style-name="List2Level8" style:num-suffix="." text:level="9">
        <style:list-level-properties text:space-before="4cm" text:min-label-width="0.499cm" fo:text-align="start"/>
      </text:list-level-style-number>
    </text:list-style>
    <text:list-style style:name="LS3">
      <text:list-level-style-number style:num-format="1" text:style-name="List3Level0" text:level="1">
        <style:list-level-properties text:space-before="0cm" text:min-label-width="0.499cm" fo:text-align="start"/>
      </text:list-level-style-number>
      <text:list-level-style-number style:num-format="1" text:start-value="2" text:style-name="List3Level1" text:level="2">
        <style:list-level-properties text:space-before="0.499cm" text:min-label-width="0.499cm" fo:text-align="start"/>
      </text:list-level-style-number>
      <text:list-level-style-number style:num-format="1" text:start-value="3" text:style-name="List3Level2" text:level="3">
        <style:list-level-properties text:space-before="0.998cm" text:min-label-width="1cm" fo:text-align="start"/>
      </text:list-level-style-number>
      <text:list-level-style-number style:num-format="1" text:start-value="4" text:style-name="List3Level3" text:level="4">
        <style:list-level-properties text:space-before="1.998cm" text:min-label-width="1.251cm" fo:text-align="start"/>
      </text:list-level-style-number>
      <text:list-level-style-number style:num-format="1" text:start-value="5" text:style-name="List3Level4" text:level="5">
        <style:list-level-properties text:space-before="3.249cm" text:min-label-width="1.499cm" fo:text-align="start"/>
      </text:list-level-style-number>
      <text:list-level-style-number style:num-format="1" text:start-value="6" text:style-name="List3Level5" text:level="6">
        <style:list-level-properties text:space-before="4.748cm" text:min-label-width="1.801cm" fo:text-align="start"/>
      </text:list-level-style-number>
      <text:list-level-style-number style:num-format="1" text:start-value="7" text:style-name="List3Level6" text:level="7">
        <style:list-level-properties text:space-before="6.549cm" text:min-label-width="2.3cm" fo:text-align="start"/>
      </text:list-level-style-number>
      <text:list-level-style-number style:num-format="1" text:start-value="8" text:style-name="List3Level7" text:level="8">
        <style:list-level-properties text:space-before="8.849cm" text:min-label-width="2.6cm" fo:text-align="start"/>
      </text:list-level-style-number>
      <text:list-level-style-number style:num-format="1" text:start-value="9" text:style-name="List3Level8" text:level="9">
        <style:list-level-properties text:space-before="11.449cm" text:min-label-width="2.801cm" fo:text-align="start"/>
      </text:list-level-style-number>
    </text:list-style>
    <text:list-style style:name="LS4">
      <text:list-level-style-number style:num-format="1" text:style-name="List4Level0" text:level="1">
        <style:list-level-properties text:space-before="0cm" text:min-label-width="3cm" fo:text-align="start"/>
      </text:list-level-style-number>
      <text:list-level-style-number style:num-format="1" text:start-value="2" text:style-name="List4Level1" text:level="2">
        <style:list-level-properties text:space-before="3cm" text:min-label-width="3cm" fo:text-align="start"/>
      </text:list-level-style-number>
      <text:list-level-style-number style:num-format="1" text:start-value="3" text:style-name="List4Level2" text:level="3">
        <style:list-level-properties text:space-before="6.001cm" text:min-label-width="3cm" fo:text-align="start"/>
      </text:list-level-style-number>
      <text:list-level-style-number style:num-format="1" text:start-value="4" text:style-name="List4Level3" text:level="4">
        <style:list-level-properties text:space-before="9.003cm" text:min-label-width="3cm" fo:text-align="start"/>
      </text:list-level-style-number>
      <text:list-level-style-number style:num-format="1" text:start-value="5" text:style-name="List4Level4" text:level="5">
        <style:list-level-properties text:space-before="12.002cm" text:min-label-width="3cm" fo:text-align="start"/>
      </text:list-level-style-number>
      <text:list-level-style-number style:num-format="1" text:start-value="6" text:style-name="List4Level5" text:level="6">
        <style:list-level-properties text:space-before="15.002cm" text:min-label-width="3cm" fo:text-align="start"/>
      </text:list-level-style-number>
      <text:list-level-style-number style:num-format="1" text:start-value="7" text:style-name="List4Level6" text:level="7">
        <style:list-level-properties text:space-before="18.002cm" text:min-label-width="3cm" fo:text-align="start"/>
      </text:list-level-style-number>
      <text:list-level-style-number style:num-format="1" text:start-value="8" text:style-name="List4Level7" text:level="8">
        <style:list-level-properties text:space-before="21.003cm" text:min-label-width="3cm" fo:text-align="start"/>
      </text:list-level-style-number>
      <text:list-level-style-number style:num-format="1" text:start-value="9" text:style-name="List4Level8" text:level="9">
        <style:list-level-properties text:space-before="24.003cm" text:min-label-width="3cm" fo:text-align="start"/>
      </text:list-level-style-number>
    </text:list-style>
    <text:list-style style:name="LS5">
      <text:list-level-style-number style:num-format="I" text:style-name="List5Level0" style:num-suffix="." text:level="1">
        <style:list-level-properties text:space-before="0cm" text:min-label-width="0.499cm" fo:text-align="start"/>
      </text:list-level-style-number>
      <text:list-level-style-number style:num-format="I" text:start-value="2" text:style-name="List5Level1" style:num-suffix="." text:level="2">
        <style:list-level-properties text:space-before="0.501cm" text:min-label-width="0.499cm" fo:text-align="start"/>
      </text:list-level-style-number>
      <text:list-level-style-number style:num-format="I" text:start-value="3" text:style-name="List5Level2" style:num-suffix="." text:level="3">
        <style:list-level-properties text:space-before="1cm" text:min-label-width="0.499cm" fo:text-align="start"/>
      </text:list-level-style-number>
      <text:list-level-style-number style:num-format="I" text:start-value="4" text:style-name="List5Level3" style:num-suffix="." text:level="4">
        <style:list-level-properties text:space-before="1.501cm" text:min-label-width="0.499cm" fo:text-align="start"/>
      </text:list-level-style-number>
      <text:list-level-style-number style:num-format="I" text:start-value="5" text:style-name="List5Level4" style:num-suffix="." text:level="5">
        <style:list-level-properties text:space-before="2cm" text:min-label-width="0.499cm" fo:text-align="start"/>
      </text:list-level-style-number>
      <text:list-level-style-number style:num-format="I" text:start-value="6" text:style-name="List5Level5" style:num-suffix="." text:level="6">
        <style:list-level-properties text:space-before="2.501cm" text:min-label-width="0.499cm" fo:text-align="start"/>
      </text:list-level-style-number>
      <text:list-level-style-number style:num-format="I" text:start-value="7" text:style-name="List5Level6" style:num-suffix="." text:level="7">
        <style:list-level-properties text:space-before="3cm" text:min-label-width="0.499cm" fo:text-align="start"/>
      </text:list-level-style-number>
      <text:list-level-style-number style:num-format="I" text:start-value="8" text:style-name="List5Level7" style:num-suffix="." text:level="8">
        <style:list-level-properties text:space-before="3.501cm" text:min-label-width="0.499cm" fo:text-align="start"/>
      </text:list-level-style-number>
      <text:list-level-style-number style:num-format="I" text:start-value="9" text:style-name="List5Level8" style:num-suffix="." text:level="9">
        <style:list-level-properties text:space-before="4cm" text:min-label-width="0.499cm" fo:text-align="start"/>
      </text:list-level-style-number>
    </text:list-style>
    <style:style style:name="List6Level3" style:family="text">
      <style:text-properties style:font-name="StarSymbol"/>
    </style:style>
    <style:style style:name="List6Level4" style:family="text">
      <style:text-properties style:font-name="StarSymbol"/>
    </style:style>
    <style:style style:name="List6Level5" style:family="text">
      <style:text-properties style:font-name="StarSymbol"/>
    </style:style>
    <style:style style:name="List6Level6" style:family="text">
      <style:text-properties style:font-name="StarSymbol"/>
    </style:style>
    <style:style style:name="List6Level7" style:family="text">
      <style:text-properties style:font-name="StarSymbol"/>
    </style:style>
    <style:style style:name="List6Level8" style:family="text">
      <style:text-properties style:font-name="StarSymbol"/>
    </style:style>
    <text:list-style style:name="LS6">
      <text:list-level-style-number style:num-format="1" text:style-name="List6Level0" style:num-suffix="." text:level="1">
        <style:list-level-properties text:space-before="0cm" text:min-label-width="0.4cm" fo:text-align="start"/>
      </text:list-level-style-number>
      <text:list-level-style-number style:num-format="1" text:display-levels="2" text:start-value="2" text:style-name="List6Level1" style:num-suffix="." text:level="2">
        <style:list-level-properties text:space-before="0.45cm" text:min-label-width="0.651cm" fo:text-align="start"/>
      </text:list-level-style-number>
      <text:list-level-style-number style:num-format="a" text:start-value="3" text:style-name="List6Level2" style:num-suffix=")" text:level="3">
        <style:list-level-properties text:space-before="1.101cm" text:min-label-width="0.45cm" fo:text-align="start"/>
      </text:list-level-style-number>
      <text:list-level-style-bullet text:bullet-char="•" text:style-name="List6Level3" text:level="4">
        <style:list-level-properties text:space-before="1.605cm" text:min-label-width="0.395cm" fo:text-align="start"/>
        <style:text-properties style:font-name="StarSymbol"/>
      </text:list-level-style-bullet>
      <text:list-level-style-bullet text:bullet-char="•" text:style-name="List6Level4" text:level="5">
        <style:list-level-properties text:space-before="2cm" text:min-label-width="0.395cm" fo:text-align="start"/>
        <style:text-properties style:font-name="StarSymbol"/>
      </text:list-level-style-bullet>
      <text:list-level-style-bullet text:bullet-char="•" text:style-name="List6Level5" text:level="6">
        <style:list-level-properties text:space-before="2.395cm" text:min-label-width="0.395cm" fo:text-align="start"/>
        <style:text-properties style:font-name="StarSymbol"/>
      </text:list-level-style-bullet>
      <text:list-level-style-bullet text:bullet-char="•" text:style-name="List6Level6" text:level="7">
        <style:list-level-properties text:space-before="2.79cm" text:min-label-width="0.395cm" fo:text-align="start"/>
        <style:text-properties style:font-name="StarSymbol"/>
      </text:list-level-style-bullet>
      <text:list-level-style-bullet text:bullet-char="•" text:style-name="List6Level7" text:level="8">
        <style:list-level-properties text:space-before="3.186cm" text:min-label-width="0.395cm" fo:text-align="start"/>
        <style:text-properties style:font-name="StarSymbol"/>
      </text:list-level-style-bullet>
      <text:list-level-style-bullet text:bullet-char="•" text:style-name="List6Level8" text:level="9">
        <style:list-level-properties text:space-before="3.581cm" text:min-label-width="0.395cm" fo:text-align="start"/>
        <style:text-properties style:font-name="StarSymbol"/>
      </text:list-level-style-bullet>
    </text:list-style>
    <style:style style:name="List7Level0" style:family="text">
      <style:text-properties style:font-name="StarSymbol"/>
    </style:style>
    <style:style style:name="List7Level1" style:family="text">
      <style:text-properties style:font-name="StarSymbol"/>
    </style:style>
    <style:style style:name="List7Level2" style:family="text">
      <style:text-properties style:font-name="StarSymbol"/>
    </style:style>
    <style:style style:name="List7Level3" style:family="text">
      <style:text-properties style:font-name="StarSymbol"/>
    </style:style>
    <style:style style:name="List7Level4" style:family="text">
      <style:text-properties style:font-name="StarSymbol"/>
    </style:style>
    <style:style style:name="List7Level5" style:family="text">
      <style:text-properties style:font-name="StarSymbol"/>
    </style:style>
    <style:style style:name="List7Level6" style:family="text">
      <style:text-properties style:font-name="StarSymbol"/>
    </style:style>
    <style:style style:name="List7Level7" style:family="text">
      <style:text-properties style:font-name="StarSymbol"/>
    </style:style>
    <style:style style:name="List7Level8" style:family="text">
      <style:text-properties style:font-name="StarSymbol"/>
    </style:style>
    <text:list-style style:name="LS7">
      <text:list-level-style-bullet text:bullet-char="•" text:style-name="List7Level0" text:level="1">
        <style:list-level-properties text:space-before="0cm" text:min-label-width="0.4cm" fo:text-align="start"/>
        <style:text-properties style:font-name="StarSymbol"/>
      </text:list-level-style-bullet>
      <text:list-level-style-bullet text:bullet-char="•" text:style-name="List7Level1" text:level="2">
        <style:list-level-properties text:space-before="0.4cm" text:min-label-width="0.4cm" fo:text-align="start"/>
        <style:text-properties style:font-name="StarSymbol"/>
      </text:list-level-style-bullet>
      <text:list-level-style-bullet text:bullet-char="•" text:style-name="List7Level2" text:level="3">
        <style:list-level-properties text:space-before="0.799cm" text:min-label-width="0.4cm" fo:text-align="start"/>
        <style:text-properties style:font-name="StarSymbol"/>
      </text:list-level-style-bullet>
      <text:list-level-style-bullet text:bullet-char="•" text:style-name="List7Level3" text:level="4">
        <style:list-level-properties text:space-before="1.199cm" text:min-label-width="0.4cm" fo:text-align="start"/>
        <style:text-properties style:font-name="StarSymbol"/>
      </text:list-level-style-bullet>
      <text:list-level-style-bullet text:bullet-char="•" text:style-name="List7Level4" text:level="5">
        <style:list-level-properties text:space-before="1.6cm" text:min-label-width="0.4cm" fo:text-align="start"/>
        <style:text-properties style:font-name="StarSymbol"/>
      </text:list-level-style-bullet>
      <text:list-level-style-bullet text:bullet-char="•" text:style-name="List7Level5" text:level="6">
        <style:list-level-properties text:space-before="2cm" text:min-label-width="0.4cm" fo:text-align="start"/>
        <style:text-properties style:font-name="StarSymbol"/>
      </text:list-level-style-bullet>
      <text:list-level-style-bullet text:bullet-char="•" text:style-name="List7Level6" text:level="7">
        <style:list-level-properties text:space-before="2.399cm" text:min-label-width="0.4cm" fo:text-align="start"/>
        <style:text-properties style:font-name="StarSymbol"/>
      </text:list-level-style-bullet>
      <text:list-level-style-bullet text:bullet-char="•" text:style-name="List7Level7" text:level="8">
        <style:list-level-properties text:space-before="2.799cm" text:min-label-width="0.4cm" fo:text-align="start"/>
        <style:text-properties style:font-name="StarSymbol"/>
      </text:list-level-style-bullet>
      <text:list-level-style-bullet text:bullet-char="•" text:style-name="List7Level8" text:level="9">
        <style:list-level-properties text:space-before="3.2cm" text:min-label-width="0.4cm" fo:text-align="start"/>
        <style:text-properties style:font-name="StarSymbol"/>
      </text:list-level-style-bullet>
    </text:list-style>
    <style:style style:name="List8Level0" style:family="text">
      <style:text-properties style:font-name="StarSymbol"/>
    </style:style>
    <style:style style:name="List8Level1" style:family="text">
      <style:text-properties style:font-name="StarSymbol"/>
    </style:style>
    <style:style style:name="List8Level2" style:family="text">
      <style:text-properties style:font-name="StarSymbol"/>
    </style:style>
    <style:style style:name="List8Level3" style:family="text">
      <style:text-properties style:font-name="StarSymbol"/>
    </style:style>
    <style:style style:name="List8Level4" style:family="text">
      <style:text-properties style:font-name="StarSymbol"/>
    </style:style>
    <style:style style:name="List8Level5" style:family="text">
      <style:text-properties style:font-name="StarSymbol"/>
    </style:style>
    <style:style style:name="List8Level6" style:family="text">
      <style:text-properties style:font-name="StarSymbol"/>
    </style:style>
    <style:style style:name="List8Level7" style:family="text">
      <style:text-properties style:font-name="StarSymbol"/>
    </style:style>
    <style:style style:name="List8Level8" style:family="text">
      <style:text-properties style:font-name="StarSymbol"/>
    </style:style>
    <text:list-style style:name="LS8">
      <text:list-level-style-bullet text:bullet-char="–" text:style-name="List8Level0" text:level="1">
        <style:list-level-properties text:space-before="0cm" text:min-label-width="0.3cm" fo:text-align="start"/>
        <style:text-properties style:font-name="StarSymbol"/>
      </text:list-level-style-bullet>
      <text:list-level-style-bullet text:bullet-char="–" text:style-name="List8Level1" text:level="2">
        <style:list-level-properties text:space-before="0.3cm" text:min-label-width="0.3cm" fo:text-align="start"/>
        <style:text-properties style:font-name="StarSymbol"/>
      </text:list-level-style-bullet>
      <text:list-level-style-bullet text:bullet-char="–" text:style-name="List8Level2" text:level="3">
        <style:list-level-properties text:space-before="0.6cm" text:min-label-width="0.3cm" fo:text-align="start"/>
        <style:text-properties style:font-name="StarSymbol"/>
      </text:list-level-style-bullet>
      <text:list-level-style-bullet text:bullet-char="–" text:style-name="List8Level3" text:level="4">
        <style:list-level-properties text:space-before="0.9cm" text:min-label-width="0.3cm" fo:text-align="start"/>
        <style:text-properties style:font-name="StarSymbol"/>
      </text:list-level-style-bullet>
      <text:list-level-style-bullet text:bullet-char="–" text:style-name="List8Level4" text:level="5">
        <style:list-level-properties text:space-before="1.199cm" text:min-label-width="0.3cm" fo:text-align="start"/>
        <style:text-properties style:font-name="StarSymbol"/>
      </text:list-level-style-bullet>
      <text:list-level-style-bullet text:bullet-char="–" text:style-name="List8Level5" text:level="6">
        <style:list-level-properties text:space-before="1.499cm" text:min-label-width="0.3cm" fo:text-align="start"/>
        <style:text-properties style:font-name="StarSymbol"/>
      </text:list-level-style-bullet>
      <text:list-level-style-bullet text:bullet-char="–" text:style-name="List8Level6" text:level="7">
        <style:list-level-properties text:space-before="1.801cm" text:min-label-width="0.3cm" fo:text-align="start"/>
        <style:text-properties style:font-name="StarSymbol"/>
      </text:list-level-style-bullet>
      <text:list-level-style-bullet text:bullet-char="–" text:style-name="List8Level7" text:level="8">
        <style:list-level-properties text:space-before="2.101cm" text:min-label-width="0.3cm" fo:text-align="start"/>
        <style:text-properties style:font-name="StarSymbol"/>
      </text:list-level-style-bullet>
      <text:list-level-style-bullet text:bullet-char="–" text:style-name="List8Level8" text:level="9">
        <style:list-level-properties text:space-before="2.401cm" text:min-label-width="0.3cm" fo:text-align="start"/>
        <style:text-properties style:font-name="StarSymbol"/>
      </text:list-level-style-bullet>
    </text:list-style>
    <style:style style:name="List9Level0" style:family="text">
      <style:text-properties style:font-name="StarSymbol"/>
    </style:style>
    <style:style style:name="List9Level1" style:family="text">
      <style:text-properties style:font-name="StarSymbol"/>
    </style:style>
    <style:style style:name="List9Level2" style:family="text">
      <style:text-properties style:font-name="StarSymbol"/>
    </style:style>
    <style:style style:name="List9Level3" style:family="text">
      <style:text-properties style:font-name="StarSymbol"/>
    </style:style>
    <style:style style:name="List9Level4" style:family="text">
      <style:text-properties style:font-name="StarSymbol"/>
    </style:style>
    <style:style style:name="List9Level5" style:family="text">
      <style:text-properties style:font-name="StarSymbol"/>
    </style:style>
    <style:style style:name="List9Level6" style:family="text">
      <style:text-properties style:font-name="StarSymbol"/>
    </style:style>
    <style:style style:name="List9Level7" style:family="text">
      <style:text-properties style:font-name="StarSymbol"/>
    </style:style>
    <style:style style:name="List9Level8" style:family="text">
      <style:text-properties style:font-name="StarSymbol"/>
    </style:style>
    <text:list-style style:name="LS9">
      <text:list-level-style-bullet text:bullet-char="☑" text:style-name="List9Level0" text:level="1">
        <style:list-level-properties text:space-before="0cm" text:min-label-width="0.395cm" fo:text-align="start"/>
        <style:text-properties style:font-name="StarSymbol"/>
      </text:list-level-style-bullet>
      <text:list-level-style-bullet text:bullet-char="□" text:style-name="List9Level1" text:level="2">
        <style:list-level-properties text:space-before="0.395cm" text:min-label-width="0.395cm" fo:text-align="start"/>
        <style:text-properties style:font-name="StarSymbol"/>
      </text:list-level-style-bullet>
      <text:list-level-style-bullet text:bullet-char="☑" text:style-name="List9Level2" text:level="3">
        <style:list-level-properties text:space-before="0cm" text:min-label-width="0.395cm" fo:text-align="start"/>
        <style:text-properties style:font-name="StarSymbol"/>
      </text:list-level-style-bullet>
      <text:list-level-style-bullet text:bullet-char="□" text:style-name="List9Level3" text:level="4">
        <style:list-level-properties text:space-before="0.395cm" text:min-label-width="0.395cm" fo:text-align="start"/>
        <style:text-properties style:font-name="StarSymbol"/>
      </text:list-level-style-bullet>
      <text:list-level-style-bullet text:bullet-char="☑" text:style-name="List9Level4" text:level="5">
        <style:list-level-properties text:space-before="0cm" text:min-label-width="0.395cm" fo:text-align="start"/>
        <style:text-properties style:font-name="StarSymbol"/>
      </text:list-level-style-bullet>
      <text:list-level-style-bullet text:bullet-char="□" text:style-name="List9Level5" text:level="6">
        <style:list-level-properties text:space-before="0.395cm" text:min-label-width="0.395cm" fo:text-align="start"/>
        <style:text-properties style:font-name="StarSymbol"/>
      </text:list-level-style-bullet>
      <text:list-level-style-bullet text:bullet-char="☑" text:style-name="List9Level6" text:level="7">
        <style:list-level-properties text:space-before="0cm" text:min-label-width="0.395cm" fo:text-align="start"/>
        <style:text-properties style:font-name="StarSymbol"/>
      </text:list-level-style-bullet>
      <text:list-level-style-bullet text:bullet-char="□" text:style-name="List9Level7" text:level="8">
        <style:list-level-properties text:space-before="0.395cm" text:min-label-width="0.395cm" fo:text-align="start"/>
        <style:text-properties style:font-name="StarSymbol"/>
      </text:list-level-style-bullet>
      <text:list-level-style-bullet text:bullet-char="☑" text:style-name="List9Level8" text:level="9">
        <style:list-level-properties text:space-before="0cm" text:min-label-width="0.395cm" fo:text-align="start"/>
        <style:text-properties style:font-name="StarSymbol"/>
      </text:list-level-style-bullet>
    </text:list-style>
    <style:style style:name="List10Level0" style:family="text">
      <style:text-properties style:font-name="StarSymbol"/>
    </style:style>
    <style:style style:name="List10Level1" style:family="text">
      <style:text-properties style:font-name="StarSymbol"/>
    </style:style>
    <style:style style:name="List10Level2" style:family="text">
      <style:text-properties style:font-name="StarSymbol"/>
    </style:style>
    <style:style style:name="List10Level3" style:family="text">
      <style:text-properties style:font-name="StarSymbol"/>
    </style:style>
    <style:style style:name="List10Level4" style:family="text">
      <style:text-properties style:font-name="StarSymbol"/>
    </style:style>
    <style:style style:name="List10Level5" style:family="text">
      <style:text-properties style:font-name="StarSymbol"/>
    </style:style>
    <style:style style:name="List10Level6" style:family="text">
      <style:text-properties style:font-name="StarSymbol"/>
    </style:style>
    <style:style style:name="List10Level7" style:family="text">
      <style:text-properties style:font-name="StarSymbol"/>
    </style:style>
    <style:style style:name="List10Level8" style:family="text">
      <style:text-properties style:font-name="StarSymbol"/>
    </style:style>
    <text:list-style style:name="LS10">
      <text:list-level-style-bullet text:bullet-char="➢" text:style-name="List10Level0" text:level="1">
        <style:list-level-properties text:space-before="0cm" text:min-label-width="0.4cm" fo:text-align="start"/>
        <style:text-properties style:font-name="StarSymbol"/>
      </text:list-level-style-bullet>
      <text:list-level-style-bullet text:bullet-char="" text:style-name="List10Level1" text:level="2">
        <style:list-level-properties text:space-before="0.4cm" text:min-label-width="0.4cm" fo:text-align="start"/>
        <style:text-properties style:font-name="StarSymbol"/>
      </text:list-level-style-bullet>
      <text:list-level-style-bullet text:bullet-char="" text:style-name="List10Level2" text:level="3">
        <style:list-level-properties text:space-before="0.799cm" text:min-label-width="0.4cm" fo:text-align="start"/>
        <style:text-properties style:font-name="StarSymbol"/>
      </text:list-level-style-bullet>
      <text:list-level-style-bullet text:bullet-char="" text:style-name="List10Level3" text:level="4">
        <style:list-level-properties text:space-before="1.199cm" text:min-label-width="0.4cm" fo:text-align="start"/>
        <style:text-properties style:font-name="StarSymbol"/>
      </text:list-level-style-bullet>
      <text:list-level-style-bullet text:bullet-char="" text:style-name="List10Level4" text:level="5">
        <style:list-level-properties text:space-before="1.6cm" text:min-label-width="0.4cm" fo:text-align="start"/>
        <style:text-properties style:font-name="StarSymbol"/>
      </text:list-level-style-bullet>
      <text:list-level-style-bullet text:bullet-char="" text:style-name="List10Level5" text:level="6">
        <style:list-level-properties text:space-before="2cm" text:min-label-width="0.4cm" fo:text-align="start"/>
        <style:text-properties style:font-name="StarSymbol"/>
      </text:list-level-style-bullet>
      <text:list-level-style-bullet text:bullet-char="" text:style-name="List10Level6" text:level="7">
        <style:list-level-properties text:space-before="2.399cm" text:min-label-width="0.4cm" fo:text-align="start"/>
        <style:text-properties style:font-name="StarSymbol"/>
      </text:list-level-style-bullet>
      <text:list-level-style-bullet text:bullet-char="" text:style-name="List10Level7" text:level="8">
        <style:list-level-properties text:space-before="2.799cm" text:min-label-width="0.4cm" fo:text-align="start"/>
        <style:text-properties style:font-name="StarSymbol"/>
      </text:list-level-style-bullet>
      <text:list-level-style-bullet text:bullet-char="" text:style-name="List10Level8" text:level="9">
        <style:list-level-properties text:space-before="3.2cm" text:min-label-width="0.4cm" fo:text-align="start"/>
        <style:text-properties style:font-name="StarSymbol"/>
      </text:list-level-style-bullet>
    </text:list-style>
    <style:style style:name="List11Level0" style:family="text">
      <style:text-properties style:font-name="StarSymbol"/>
    </style:style>
    <style:style style:name="List11Level1" style:family="text">
      <style:text-properties style:font-name="StarSymbol"/>
    </style:style>
    <style:style style:name="List11Level2" style:family="text">
      <style:text-properties style:font-name="StarSymbol"/>
    </style:style>
    <style:style style:name="List11Level3" style:family="text">
      <style:text-properties style:font-name="StarSymbol"/>
    </style:style>
    <style:style style:name="List11Level4" style:family="text">
      <style:text-properties style:font-name="StarSymbol"/>
    </style:style>
    <style:style style:name="List11Level5" style:family="text">
      <style:text-properties style:font-name="StarSymbol"/>
    </style:style>
    <style:style style:name="List11Level6" style:family="text">
      <style:text-properties style:font-name="StarSymbol"/>
    </style:style>
    <style:style style:name="List11Level7" style:family="text">
      <style:text-properties style:font-name="StarSymbol"/>
    </style:style>
    <style:style style:name="List11Level8" style:family="text">
      <style:text-properties style:font-name="StarSymbol"/>
    </style:style>
    <text:list-style style:name="LS11">
      <text:list-level-style-bullet text:bullet-char="✗" text:style-name="List11Level0" text:level="1">
        <style:list-level-properties text:space-before="0cm" text:min-label-width="0.4cm" fo:text-align="start"/>
        <style:text-properties style:font-name="StarSymbol"/>
      </text:list-level-style-bullet>
      <text:list-level-style-bullet text:bullet-char="✗" text:style-name="List11Level1" text:level="2">
        <style:list-level-properties text:space-before="0.4cm" text:min-label-width="0.4cm" fo:text-align="start"/>
        <style:text-properties style:font-name="StarSymbol"/>
      </text:list-level-style-bullet>
      <text:list-level-style-bullet text:bullet-char="✗" text:style-name="List11Level2" text:level="3">
        <style:list-level-properties text:space-before="0.799cm" text:min-label-width="0.4cm" fo:text-align="start"/>
        <style:text-properties style:font-name="StarSymbol"/>
      </text:list-level-style-bullet>
      <text:list-level-style-bullet text:bullet-char="✗" text:style-name="List11Level3" text:level="4">
        <style:list-level-properties text:space-before="1.199cm" text:min-label-width="0.4cm" fo:text-align="start"/>
        <style:text-properties style:font-name="StarSymbol"/>
      </text:list-level-style-bullet>
      <text:list-level-style-bullet text:bullet-char="✗" text:style-name="List11Level4" text:level="5">
        <style:list-level-properties text:space-before="1.6cm" text:min-label-width="0.4cm" fo:text-align="start"/>
        <style:text-properties style:font-name="StarSymbol"/>
      </text:list-level-style-bullet>
      <text:list-level-style-bullet text:bullet-char="✗" text:style-name="List11Level5" text:level="6">
        <style:list-level-properties text:space-before="2cm" text:min-label-width="0.4cm" fo:text-align="start"/>
        <style:text-properties style:font-name="StarSymbol"/>
      </text:list-level-style-bullet>
      <text:list-level-style-bullet text:bullet-char="✗" text:style-name="List11Level6" text:level="7">
        <style:list-level-properties text:space-before="2.399cm" text:min-label-width="0.4cm" fo:text-align="start"/>
        <style:text-properties style:font-name="StarSymbol"/>
      </text:list-level-style-bullet>
      <text:list-level-style-bullet text:bullet-char="✗" text:style-name="List11Level7" text:level="8">
        <style:list-level-properties text:space-before="2.799cm" text:min-label-width="0.4cm" fo:text-align="start"/>
        <style:text-properties style:font-name="StarSymbol"/>
      </text:list-level-style-bullet>
      <text:list-level-style-bullet text:bullet-char="✗" text:style-name="List11Level8" text:level="9">
        <style:list-level-properties text:space-before="3.2cm" text:min-label-width="0.4cm" fo:text-align="start"/>
        <style:text-properties style:font-name="StarSymbol"/>
      </text:list-level-style-bullet>
    </text:list-style>
    <style:style style:name="List12Level0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st12Level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st12Level2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st12Level3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st12Level4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st12Level5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st12Level6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st12Level7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st12Level8" style:family="text">
      <style:text-properties style:font-name="StarSymbol" fo:font-size="9pt" style:font-name-asian="StarSymbol" style:font-size-asian="9pt" style:font-name-complex="StarSymbol" style:font-size-complex="9pt"/>
    </style:style>
    <text:list-style style:name="LS12">
      <text:list-level-style-bullet text:bullet-char="•" text:style-name="List12Level0" text:level="1">
        <style:list-level-properties text:space-before="0.635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  <text:list-level-style-bullet text:bullet-char="‣" text:style-name="List12Level1" text:level="2">
        <style:list-level-properties text:space-before="1.27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  <text:list-level-style-bullet text:bullet-char="⁃" text:style-name="List12Level2" text:level="3">
        <style:list-level-properties text:space-before="1.905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  <text:list-level-style-bullet text:bullet-char="•" text:style-name="List12Level3" text:level="4">
        <style:list-level-properties text:space-before="2.54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  <text:list-level-style-bullet text:bullet-char="‣" text:style-name="List12Level4" text:level="5">
        <style:list-level-properties text:space-before="3.175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  <text:list-level-style-bullet text:bullet-char="⁃" text:style-name="List12Level5" text:level="6">
        <style:list-level-properties text:space-before="3.81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  <text:list-level-style-bullet text:bullet-char="•" text:style-name="List12Level6" text:level="7">
        <style:list-level-properties text:space-before="4.445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  <text:list-level-style-bullet text:bullet-char="‣" text:style-name="List12Level7" text:level="8">
        <style:list-level-properties text:space-before="5.08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  <text:list-level-style-bullet text:bullet-char="⁃" text:style-name="List12Level8" text:level="9">
        <style:list-level-properties text:space-before="5.715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</text:list-style>
    <style:style style:name="List13Level0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st13Level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st13Level2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st13Level3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st13Level4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st13Level5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st13Level6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st13Level7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st13Level8" style:family="text">
      <style:text-properties style:font-name="StarSymbol" fo:font-size="9pt" style:font-name-asian="StarSymbol" style:font-size-asian="9pt" style:font-name-complex="StarSymbol" style:font-size-complex="9pt"/>
    </style:style>
    <text:list-style style:name="LS13">
      <text:list-level-style-bullet text:bullet-char="•" text:style-name="List13Level0" text:level="1">
        <style:list-level-properties text:space-before="0.635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  <text:list-level-style-bullet text:bullet-char="‣" text:style-name="List13Level1" text:level="2">
        <style:list-level-properties text:space-before="1.27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  <text:list-level-style-bullet text:bullet-char="⁃" text:style-name="List13Level2" text:level="3">
        <style:list-level-properties text:space-before="1.905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  <text:list-level-style-bullet text:bullet-char="•" text:style-name="List13Level3" text:level="4">
        <style:list-level-properties text:space-before="2.54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  <text:list-level-style-bullet text:bullet-char="‣" text:style-name="List13Level4" text:level="5">
        <style:list-level-properties text:space-before="3.175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  <text:list-level-style-bullet text:bullet-char="⁃" text:style-name="List13Level5" text:level="6">
        <style:list-level-properties text:space-before="3.81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  <text:list-level-style-bullet text:bullet-char="•" text:style-name="List13Level6" text:level="7">
        <style:list-level-properties text:space-before="4.445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  <text:list-level-style-bullet text:bullet-char="‣" text:style-name="List13Level7" text:level="8">
        <style:list-level-properties text:space-before="5.08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  <text:list-level-style-bullet text:bullet-char="⁃" text:style-name="List13Level8" text:level="9">
        <style:list-level-properties text:space-before="5.715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</text:list-style>
    <style:style style:name="List14Level0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st14Level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st14Level2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st14Level3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st14Level4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st14Level5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st14Level6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st14Level7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st14Level8" style:family="text">
      <style:text-properties style:font-name="StarSymbol" fo:font-size="9pt" style:font-name-asian="StarSymbol" style:font-size-asian="9pt" style:font-name-complex="StarSymbol" style:font-size-complex="9pt"/>
    </style:style>
    <text:list-style style:name="LS14">
      <text:list-level-style-bullet text:bullet-char="•" text:style-name="List14Level0" text:level="1">
        <style:list-level-properties text:space-before="0.635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  <text:list-level-style-bullet text:bullet-char="‣" text:style-name="List14Level1" text:level="2">
        <style:list-level-properties text:space-before="1.27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  <text:list-level-style-bullet text:bullet-char="⁃" text:style-name="List14Level2" text:level="3">
        <style:list-level-properties text:space-before="1.905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  <text:list-level-style-bullet text:bullet-char="•" text:style-name="List14Level3" text:level="4">
        <style:list-level-properties text:space-before="2.54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  <text:list-level-style-bullet text:bullet-char="‣" text:style-name="List14Level4" text:level="5">
        <style:list-level-properties text:space-before="3.175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  <text:list-level-style-bullet text:bullet-char="⁃" text:style-name="List14Level5" text:level="6">
        <style:list-level-properties text:space-before="3.81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  <text:list-level-style-bullet text:bullet-char="•" text:style-name="List14Level6" text:level="7">
        <style:list-level-properties text:space-before="4.445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  <text:list-level-style-bullet text:bullet-char="‣" text:style-name="List14Level7" text:level="8">
        <style:list-level-properties text:space-before="5.08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  <text:list-level-style-bullet text:bullet-char="⁃" text:style-name="List14Level8" text:level="9">
        <style:list-level-properties text:space-before="5.715cm" text:min-label-width="0.635cm" fo:text-align="start"/>
        <style:text-properties style:font-name="StarSymbol" fo:font-size="9pt" style:font-name-asian="StarSymbol" style:font-size-asian="9pt" style:font-name-complex="StarSymbol" style:font-size-complex="9pt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style:writing-mode="lr-tb" fo:padding-top="0cm" fo:margin-top="2.54cm" fo:padding-bottom="0cm" fo:margin-bottom="2.54cm" fo:padding-left="0cm" fo:margin-left="2.54cm" fo:padding-right="0cm" fo:margin-right="2.54cm"/>
      <style:footer-style>
        <style:header-footer-properties fo:min-height="1.016cm" style:dynamic-spacing="true"/>
      </style:footer-style>
    </style:page-layout>
    <style:style style:name="P1" style:family="paragraph" style:parent-style-name="Footer" style:master-page-name="Standard">
      <style:paragraph-properties fo:text-align="center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7.3.0.0</meta:generator>
    <dc:title>Kevin Nolan MMT thesis 2017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